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yssinica SIL" svg:font-family="'Abyssinica SI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fo:language="pt" fo:country="BR"/>
    </style:style>
    <style:style style:name="P3" style:family="paragraph" style:parent-style-name="Text_20_body" style:list-style-name="L3">
      <style:text-properties fo:language="pt" fo:country="BR"/>
    </style:style>
    <style:style style:name="P4" style:family="paragraph" style:parent-style-name="Text_20_body" style:list-style-name="L4">
      <style:text-properties fo:language="pt" fo:country="BR"/>
    </style:style>
    <style:style style:name="P5" style:family="paragraph" style:parent-style-name="Text_20_body" style:list-style-name="L6">
      <style:text-properties fo:language="pt" fo:country="BR"/>
    </style:style>
    <style:style style:name="P6" style:family="paragraph" style:parent-style-name="Text_20_body" style:list-style-name="L11">
      <style:text-properties fo:language="pt" fo:country="BR"/>
    </style:style>
    <style:style style:name="P7" style:family="paragraph" style:parent-style-name="Text_20_body" style:list-style-name="L12">
      <style:text-properties fo:language="pt" fo:country="BR"/>
    </style:style>
    <style:style style:name="P8" style:family="paragraph" style:parent-style-name="Text_20_body" style:list-style-name="L13">
      <style:text-properties fo:language="pt" fo:country="BR"/>
    </style:style>
    <style:style style:name="P9" style:family="paragraph" style:parent-style-name="Text_20_body" style:list-style-name="L14">
      <style:text-properties fo:language="pt" fo:country="BR"/>
    </style:style>
    <style:style style:name="P10" style:family="paragraph" style:parent-style-name="Text_20_body" style:list-style-name="L15">
      <style:text-properties fo:language="pt" fo:country="BR"/>
    </style:style>
    <style:style style:name="P11" style:family="paragraph" style:parent-style-name="Text_20_body" style:list-style-name="L19">
      <style:text-properties fo:language="pt" fo:country="BR"/>
    </style:style>
    <style:style style:name="P12" style:family="paragraph" style:parent-style-name="Text_20_body" style:list-style-name="L20">
      <style:text-properties fo:language="pt" fo:country="BR"/>
    </style:style>
    <style:style style:name="P13" style:family="paragraph" style:parent-style-name="Text_20_body" style:list-style-name="L21">
      <style:text-properties fo:language="pt" fo:country="BR"/>
    </style:style>
    <style:style style:name="P14" style:family="paragraph" style:parent-style-name="Text_20_body" style:list-style-name="L5"/>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text-properties fo:language="pt" fo:country="BR"/>
    </style:style>
    <style:style style:name="P25" style:family="paragraph" style:parent-style-name="Text_20_body" style:list-style-name="L3">
      <style:paragraph-properties fo:margin-top="0cm" fo:margin-bottom="0cm" loext:contextual-spacing="false"/>
      <style:text-properties fo:language="pt" fo:country="BR"/>
    </style:style>
    <style:style style:name="P26" style:family="paragraph" style:parent-style-name="Text_20_body" style:list-style-name="L4">
      <style:paragraph-properties fo:margin-top="0cm" fo:margin-bottom="0cm" loext:contextual-spacing="false"/>
      <style:text-properties fo:language="pt" fo:country="BR"/>
    </style:style>
    <style:style style:name="P27" style:family="paragraph" style:parent-style-name="Text_20_body" style:list-style-name="L6">
      <style:paragraph-properties fo:margin-top="0cm" fo:margin-bottom="0cm" loext:contextual-spacing="false"/>
      <style:text-properties fo:language="pt" fo:country="BR"/>
    </style:style>
    <style:style style:name="P28" style:family="paragraph" style:parent-style-name="Text_20_body" style:list-style-name="L8">
      <style:paragraph-properties fo:margin-top="0cm" fo:margin-bottom="0cm" loext:contextual-spacing="false"/>
      <style:text-properties fo:language="pt" fo:country="BR"/>
    </style:style>
    <style:style style:name="P29" style:family="paragraph" style:parent-style-name="Text_20_body" style:list-style-name="L11">
      <style:paragraph-properties fo:margin-top="0cm" fo:margin-bottom="0cm" loext:contextual-spacing="false"/>
      <style:text-properties fo:language="pt" fo:country="BR"/>
    </style:style>
    <style:style style:name="P30" style:family="paragraph" style:parent-style-name="Text_20_body" style:list-style-name="L12">
      <style:paragraph-properties fo:margin-top="0cm" fo:margin-bottom="0cm" loext:contextual-spacing="false"/>
      <style:text-properties fo:language="pt" fo:country="BR"/>
    </style:style>
    <style:style style:name="P31" style:family="paragraph" style:parent-style-name="Text_20_body" style:list-style-name="L13">
      <style:paragraph-properties fo:margin-top="0cm" fo:margin-bottom="0cm" loext:contextual-spacing="false"/>
      <style:text-properties fo:language="pt" fo:country="BR"/>
    </style:style>
    <style:style style:name="P32" style:family="paragraph" style:parent-style-name="Text_20_body" style:list-style-name="L14">
      <style:paragraph-properties fo:margin-top="0cm" fo:margin-bottom="0cm" loext:contextual-spacing="false"/>
      <style:text-properties fo:language="pt" fo:country="BR"/>
    </style:style>
    <style:style style:name="P33" style:family="paragraph" style:parent-style-name="Text_20_body" style:list-style-name="L15">
      <style:paragraph-properties fo:margin-top="0cm" fo:margin-bottom="0cm" loext:contextual-spacing="false"/>
      <style:text-properties fo:language="pt" fo:country="BR"/>
    </style:style>
    <style:style style:name="P34" style:family="paragraph" style:parent-style-name="Text_20_body" style:list-style-name="L17">
      <style:paragraph-properties fo:margin-top="0cm" fo:margin-bottom="0cm" loext:contextual-spacing="false"/>
      <style:text-properties fo:language="pt" fo:country="BR"/>
    </style:style>
    <style:style style:name="P35" style:family="paragraph" style:parent-style-name="Text_20_body" style:list-style-name="L19">
      <style:paragraph-properties fo:margin-top="0cm" fo:margin-bottom="0cm" loext:contextual-spacing="false"/>
      <style:text-properties fo:language="pt" fo:country="BR"/>
    </style:style>
    <style:style style:name="P36" style:family="paragraph" style:parent-style-name="Text_20_body" style:list-style-name="L20">
      <style:paragraph-properties fo:margin-top="0cm" fo:margin-bottom="0cm" loext:contextual-spacing="false"/>
      <style:text-properties fo:language="pt" fo:country="BR"/>
    </style:style>
    <style:style style:name="P37" style:family="paragraph" style:parent-style-name="Text_20_body" style:list-style-name="L21">
      <style:paragraph-properties fo:margin-top="0cm" fo:margin-bottom="0cm" loext:contextual-spacing="false"/>
      <style:text-properties fo:language="pt" fo:country="BR"/>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1">
      <style:paragraph-properties fo:margin-top="0cm" fo:margin-bottom="0cm" loext:contextual-spacing="false"/>
    </style:style>
    <style:style style:name="P46" style:family="paragraph" style:parent-style-name="Text_20_body" style:list-style-name="L12">
      <style:paragraph-properties fo:margin-top="0cm" fo:margin-bottom="0cm" loext:contextual-spacing="false"/>
    </style:style>
    <style:style style:name="P47" style:family="paragraph" style:parent-style-name="Text_20_body" style:list-style-name="L13">
      <style:paragraph-properties fo:margin-top="0cm" fo:margin-bottom="0cm" loext:contextual-spacing="false"/>
    </style:style>
    <style:style style:name="P48" style:family="paragraph" style:parent-style-name="Text_20_body" style:list-style-name="L14">
      <style:paragraph-properties fo:margin-top="0cm" fo:margin-bottom="0cm" loext:contextual-spacing="false"/>
    </style:style>
    <style:style style:name="P49" style:family="paragraph" style:parent-style-name="Text_20_body" style:list-style-name="L15">
      <style:paragraph-properties fo:margin-top="0cm" fo:margin-bottom="0cm" loext:contextual-spacing="false"/>
    </style:style>
    <style:style style:name="P50" style:family="paragraph" style:parent-style-name="Text_20_body" style:list-style-name="L16">
      <style:paragraph-properties fo:margin-top="0cm" fo:margin-bottom="0cm" loext:contextual-spacing="false"/>
    </style:style>
    <style:style style:name="P51" style:family="paragraph" style:parent-style-name="Text_20_body" style:list-style-name="L17">
      <style:paragraph-properties fo:margin-top="0cm" fo:margin-bottom="0cm" loext:contextual-spacing="false"/>
    </style:style>
    <style:style style:name="P52" style:family="paragraph" style:parent-style-name="Text_20_body" style:list-style-name="L18">
      <style:paragraph-properties fo:margin-top="0cm" fo:margin-bottom="0cm" loext:contextual-spacing="false"/>
    </style:style>
    <style:style style:name="P53" style:family="paragraph" style:parent-style-name="Text_20_body" style:list-style-name="L19">
      <style:paragraph-properties fo:margin-top="0cm" fo:margin-bottom="0cm" loext:contextual-spacing="false"/>
    </style:style>
    <style:style style:name="P54" style:family="paragraph" style:parent-style-name="Text_20_body" style:list-style-name="L20">
      <style:paragraph-properties fo:margin-top="0cm" fo:margin-bottom="0cm" loext:contextual-spacing="false"/>
    </style:style>
    <style:style style:name="P55" style:family="paragraph" style:parent-style-name="Text_20_body" style:list-style-name="L21">
      <style:paragraph-properties fo:margin-top="0cm" fo:margin-bottom="0cm" loext:contextual-spacing="false"/>
    </style:style>
    <style:style style:name="P56" style:family="paragraph" style:parent-style-name="Heading_20_1">
      <style:paragraph-properties fo:break-before="page"/>
    </style:style>
    <style:style style:name="T1" style:family="text">
      <style:text-properties fo:language="pt" fo:country="B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P Generators - A useful example</text:h>
      <text:p text:style-name="Text_20_body">Nov 27 2013 </text:p>
      <text:list xml:id="list6778506224367381073" text:style-name="L1">
        <text:list-item>
          <text:p text:style-name="P22"><text:bookmark text:name="tags"/><text:a xlink:type="simple" xlink:href="http://mark-story.com/tags/view/php" text:style-name="Internet_20_link" text:visited-style-name="Visited_20_Internet_20_Link">PHP</text:a>, </text:p>
        </text:list-item>
        <text:list-item>
          <text:p text:style-name="P1"><text:a xlink:type="simple" xlink:href="http://mark-story.com/tags/view/web-development" text:style-name="Internet_20_link" text:visited-style-name="Visited_20_Internet_20_Link">Web Development</text:a> </text:p>
        </text:list-item>
      </text:list>
      <text:p text:style-name="Text_20_body">PHP5.5 has support for <text:a xlink:type="simple" xlink:href="http://php.net/generators" text:style-name="Internet_20_link" text:visited-style-name="Visited_20_Internet_20_Link">generators</text:a> which are a powerful language feature available in other languages like Ruby and Python. While generators in PHP are very much like their Python counterparts, I wanted to give them a spin and try a few simple but useful examples of generators in action.</text:p>
      <text:h text:style-name="Heading_20_3" text:outline-level="3">Generator basics</text:h>
      <text:p text:style-name="Text_20_body">Building iterators in PHP has never been a fun prospect. The Iterator interface requires XX methods which add a non-trivial amount of boiler plate to your code. Generators allow you to easily build forward only iterators. Any function can be turned into a generator function by including the <text:span text:style-name="Source_20_Text">yield</text:span> keyword. Once a function becomes generator, it behaves a bit differently than a normal function. When invoked, it returns an instance of <text:span text:style-name="Source_20_Text">Generator</text:span> which is a special kind of iterator. When iterated the generator stops execution at the first <text:span text:style-name="Source_20_Text">yield</text:span>. Upon subsequent iterations, execution resumes at the yield resumes and runs until the execution flow hits either another <text:span text:style-name="Source_20_Text">yield</text:span> or an empty <text:span text:style-name="Source_20_Text">return</text:span> statement. The fact that generator functions effectively ‘pause’ is really interesting because it allows you to make simple &amp; efficient iterators. The most basic use case for generators are functions that allow you to traverse a large list of numbers. Without generators you might implement it like:</text:p>
      <text:p text:style-name="Text_20_body"><text:a xlink:type="simple" xlink:href="http://mark-story.com/posts/view/php-generators-a-useful-example#null" text:style-name="Internet_20_link" text:visited-style-name="Visited_20_Internet_20_Link">Show Plain Text</text:a></text:p>
      <text:list xml:id="list2603790490592922839" text:style-name="L2">
        <text:list-item>
          <text:p text:style-name="P24">function xrange($len) {</text:p>
        </text:list-item>
        <text:list-item>
          <text:p text:style-name="P23">    <text:span text:style-name="T1">$out = [];</text:span></text:p>
        </text:list-item>
        <text:list-item>
          <text:p text:style-name="P23">    <text:span text:style-name="T1">for ($i = 0; $i &lt; $len; $i++) {</text:span></text:p>
        </text:list-item>
        <text:list-item>
          <text:p text:style-name="P23">        <text:span text:style-name="T1">$out[] = $i;</text:span></text:p>
        </text:list-item>
        <text:list-item>
          <text:p text:style-name="P23">    <text:span text:style-name="T1">}</text:span></text:p>
        </text:list-item>
        <text:list-item>
          <text:p text:style-name="P23">    <text:span text:style-name="T1">return $out;</text:span></text:p>
        </text:list-item>
        <text:list-item>
          <text:p text:style-name="P24">}</text:p>
        </text:list-item>
        <text:list-item>
          <text:p text:style-name="P24">foreach (xrange(1000) as $i) {</text:p>
        </text:list-item>
        <text:list-item>
          <text:p text:style-name="P23">    <text:span text:style-name="T1">// Do something</text:span></text:p>
        </text:list-item>
        <text:list-item>
          <text:p text:style-name="P2">}</text:p>
        </text:list-item>
      </text:list>
      <text:p text:style-name="Text_20_body">While this is a slightly contrived example it shows a problem that can be solved much more elegantly and efficiently with generators.</text:p>
      <text:p text:style-name="Text_20_body"><text:a xlink:type="simple" xlink:href="http://mark-story.com/posts/view/php-generators-a-useful-example#null" text:style-name="Internet_20_link" text:visited-style-name="Visited_20_Internet_20_Link">Show Plain Text</text:a></text:p>
      <text:list xml:id="list5196590674229070926" text:style-name="L3">
        <text:list-item>
          <text:p text:style-name="P25">function xrange($len) {</text:p>
        </text:list-item>
        <text:list-item>
          <text:p text:style-name="P38">    <text:span text:style-name="T1">$i = 0;</text:span></text:p>
        </text:list-item>
        <text:list-item>
          <text:p text:style-name="P38">    <text:span text:style-name="T1">while ($i &lt; $len) {</text:span></text:p>
        </text:list-item>
        <text:list-item>
          <text:p text:style-name="P38"><text:soft-page-break/>        <text:span text:style-name="T1">yield $i;</text:span></text:p>
        </text:list-item>
        <text:list-item>
          <text:p text:style-name="P38">        <text:span text:style-name="T1">$i++;</text:span></text:p>
        </text:list-item>
        <text:list-item>
          <text:p text:style-name="P38">    <text:span text:style-name="T1">}</text:span></text:p>
        </text:list-item>
        <text:list-item>
          <text:p text:style-name="P38">    <text:span text:style-name="T1">return;</text:span></text:p>
        </text:list-item>
        <text:list-item>
          <text:p text:style-name="P25">}</text:p>
        </text:list-item>
        <text:list-item>
          <text:p text:style-name="P38"> </text:p>
        </text:list-item>
        <text:list-item>
          <text:p text:style-name="P25">foreach (xrange(1000) as $i) {</text:p>
        </text:list-item>
        <text:list-item>
          <text:p text:style-name="P38">    <text:span text:style-name="T1">// Do something</text:span></text:p>
        </text:list-item>
        <text:list-item>
          <text:p text:style-name="P3">}</text:p>
        </text:list-item>
      </text:list>
      <text:p text:style-name="Text_20_body">In the example above we never need to allocate more than 2 integers at any point in time. This gives us a big savings in memory as we don’t need to make a huge array before we can start iterating it.</text:p>
      <text:h text:style-name="Heading_20_3" text:outline-level="3">CSV iterator</text:h>
      <text:p text:style-name="Text_20_body">While the initial example is a bit contrived and trivial, one real world use case I have for generators is parsing CSV files. I’ve done work with CSV files that would not fit into memory once parsed. In the past I’ve used classes that implement the Iterator interface to allow me to incrementally parse a file CSV file and operate on the data. With generators this task can be done much more simply:</text:p>
      <text:p text:style-name="Text_20_body"><text:a xlink:type="simple" xlink:href="http://mark-story.com/posts/view/php-generators-a-useful-example#null" text:style-name="Internet_20_link" text:visited-style-name="Visited_20_Internet_20_Link">Show Plain Text</text:a></text:p>
      <text:list xml:id="list764509643173930419" text:style-name="L4">
        <text:list-item>
          <text:p text:style-name="P26">class CsvIterator {</text:p>
        </text:list-item>
        <text:list-item>
          <text:p text:style-name="P39"> </text:p>
        </text:list-item>
        <text:list-item>
          <text:p text:style-name="P39">    <text:span text:style-name="T1">protected $file;</text:span></text:p>
        </text:list-item>
        <text:list-item>
          <text:p text:style-name="P39"> </text:p>
        </text:list-item>
        <text:list-item>
          <text:p text:style-name="P39">    <text:span text:style-name="T1">public function __construct($file) {</text:span></text:p>
        </text:list-item>
        <text:list-item>
          <text:p text:style-name="P39">        <text:span text:style-name="T1">$this-&gt;</text:span><text:a xlink:type="simple" xlink:href="http://www.php.net/file" text:style-name="Internet_20_link" text:visited-style-name="Visited_20_Internet_20_Link">file</text:a><text:span text:style-name="T1"> = </text:span><text:a xlink:type="simple" xlink:href="http://www.php.net/fopen" text:style-name="Internet_20_link" text:visited-style-name="Visited_20_Internet_20_Link">fopen</text:a><text:span text:style-name="T1">($file, 'r');</text:span></text:p>
        </text:list-item>
        <text:list-item>
          <text:p text:style-name="P39">    <text:span text:style-name="T1">}</text:span></text:p>
        </text:list-item>
        <text:list-item>
          <text:p text:style-name="P39"> </text:p>
        </text:list-item>
        <text:list-item>
          <text:p text:style-name="P39">    <text:span text:style-name="T1">public function parse() {</text:span></text:p>
        </text:list-item>
        <text:list-item>
          <text:p text:style-name="P39">        <text:span text:style-name="T1">$headers = </text:span><text:a xlink:type="simple" xlink:href="http://www.php.net/array_map" text:style-name="Internet_20_link" text:visited-style-name="Visited_20_Internet_20_Link">array_map</text:a><text:span text:style-name="T1">('trim', </text:span><text:a xlink:type="simple" xlink:href="http://www.php.net/fgetcsv" text:style-name="Internet_20_link" text:visited-style-name="Visited_20_Internet_20_Link">fgetcsv</text:a><text:span text:style-name="T1">($this-&gt;</text:span><text:a xlink:type="simple" xlink:href="http://www.php.net/file" text:style-name="Internet_20_link" text:visited-style-name="Visited_20_Internet_20_Link">file</text:a><text:span text:style-name="T1">, 4096));</text:span></text:p>
        </text:list-item>
        <text:list-item>
          <text:p text:style-name="P39">        <text:span text:style-name="T1">while (!</text:span><text:a xlink:type="simple" xlink:href="http://www.php.net/feof" text:style-name="Internet_20_link" text:visited-style-name="Visited_20_Internet_20_Link">feof</text:a><text:span text:style-name="T1">($this-&gt;</text:span><text:a xlink:type="simple" xlink:href="http://www.php.net/file" text:style-name="Internet_20_link" text:visited-style-name="Visited_20_Internet_20_Link">file</text:a><text:span text:style-name="T1">)) {</text:span></text:p>
        </text:list-item>
        <text:list-item>
          <text:p text:style-name="P39">            <text:span text:style-name="T1">$row = </text:span><text:a xlink:type="simple" xlink:href="http://www.php.net/array_map" text:style-name="Internet_20_link" text:visited-style-name="Visited_20_Internet_20_Link">array_map</text:a><text:span text:style-name="T1">('trim', (</text:span><text:a xlink:type="simple" xlink:href="http://www.php.net/array" text:style-name="Internet_20_link" text:visited-style-name="Visited_20_Internet_20_Link">array</text:a><text:span text:style-name="T1">)</text:span><text:a xlink:type="simple" xlink:href="http://www.php.net/fgetcsv" text:style-name="Internet_20_link" text:visited-style-name="Visited_20_Internet_20_Link">fgetcsv</text:a><text:span text:style-name="T1">($this-&gt;</text:span><text:a xlink:type="simple" xlink:href="http://www.php.net/file" text:style-name="Internet_20_link" text:visited-style-name="Visited_20_Internet_20_Link">file</text:a><text:span text:style-name="T1">, 4096));</text:span></text:p>
        </text:list-item>
        <text:list-item>
          <text:p text:style-name="P39">            <text:span text:style-name="T1">if (</text:span><text:a xlink:type="simple" xlink:href="http://www.php.net/count" text:style-name="Internet_20_link" text:visited-style-name="Visited_20_Internet_20_Link">count</text:a><text:span text:style-name="T1">($headers) !== </text:span><text:a xlink:type="simple" xlink:href="http://www.php.net/count" text:style-name="Internet_20_link" text:visited-style-name="Visited_20_Internet_20_Link">count</text:a><text:span text:style-name="T1">($row)) {</text:span></text:p>
        </text:list-item>
        <text:list-item>
          <text:p text:style-name="P39">                <text:span text:style-name="T1">continue;</text:span></text:p>
        </text:list-item>
        <text:list-item>
          <text:p text:style-name="P39">            <text:span text:style-name="T1">}</text:span></text:p>
        </text:list-item>
        <text:list-item>
          <text:p text:style-name="P39">            <text:span text:style-name="T1">$row = </text:span><text:a xlink:type="simple" xlink:href="http://www.php.net/array_combine" text:style-name="Internet_20_link" text:visited-style-name="Visited_20_Internet_20_Link">array_combine</text:a><text:span text:style-name="T1">($headers, $row);</text:span></text:p>
        </text:list-item>
        <text:list-item>
          <text:p text:style-name="P39">            <text:span text:style-name="T1">yield $row;</text:span></text:p>
        </text:list-item>
        <text:list-item>
          <text:p text:style-name="P39">        <text:span text:style-name="T1">}</text:span></text:p>
        </text:list-item>
        <text:list-item>
          <text:p text:style-name="P39">        <text:span text:style-name="T1">return;</text:span></text:p>
        </text:list-item>
        <text:list-item>
          <text:p text:style-name="P39">    <text:span text:style-name="T1">}</text:span></text:p>
        </text:list-item>
        <text:list-item>
          <text:p text:style-name="P26">}</text:p>
        </text:list-item>
        <text:list-item>
          <text:p text:style-name="P39"> </text:p>
        </text:list-item>
        <text:list-item>
          <text:p text:style-name="P26">$csv = new CsvIterator('/path/to/huge/file.csv');</text:p>
        </text:list-item>
        <text:list-item>
          <text:p text:style-name="P26">foreach ($csv-&gt;parse() as $row) {</text:p>
        </text:list-item>
        <text:list-item>
          <text:p text:style-name="P39"><text:soft-page-break/>    <text:span text:style-name="T1">// Do something with the row.</text:span></text:p>
        </text:list-item>
        <text:list-item>
          <text:p text:style-name="P4">}</text:p>
        </text:list-item>
      </text:list>
      <text:p text:style-name="Text_20_body">My previous implementation of this took 60 lines of code, while using a generater used fewer than 20. I’m really excited for generators, as the make creating forward only iterators much simpler than previously possible.</text:p>
      <text:p text:style-name="Standard"/>
      <text:p text:style-name="Standard"/>
      <text:h text:style-name="Heading_20_1" text:outline-level="1">Installing CakePHP with Composer</text:h>
      <text:p text:style-name="Text_20_body">Apr 25 2013 </text:p>
      <text:list xml:id="list302917260323648312" text:style-name="L5">
        <text:list-item>
          <text:p text:style-name="P40"><text:bookmark text:name="tags1"/><text:a xlink:type="simple" xlink:href="http://mark-story.com/tags/view/cakephp" text:style-name="Internet_20_link" text:visited-style-name="Visited_20_Internet_20_Link">CakePHP</text:a>, </text:p>
        </text:list-item>
        <text:list-item>
          <text:p text:style-name="P40"><text:a xlink:type="simple" xlink:href="http://mark-story.com/tags/view/web-development" text:style-name="Internet_20_link" text:visited-style-name="Visited_20_Internet_20_Link">Web Development</text:a>, </text:p>
        </text:list-item>
        <text:list-item>
          <text:p text:style-name="P40"><text:a xlink:type="simple" xlink:href="http://mark-story.com/tags/view/open-source" text:style-name="Internet_20_link" text:visited-style-name="Visited_20_Internet_20_Link">Open Source</text:a>, </text:p>
        </text:list-item>
        <text:list-item>
          <text:p text:style-name="P14"><text:a xlink:type="simple" xlink:href="http://mark-story.com/tags/view/console" text:style-name="Internet_20_link" text:visited-style-name="Visited_20_Internet_20_Link">Console</text:a> </text:p>
        </text:list-item>
      </text:list>
      <text:p text:style-name="Text_20_body">I really like how composer simplifies dependency management &amp; installation. It can make applications more portable, and simpler to deploy when compared to the pear installer. Another really nice feature of composer is that you can easily install any pear package, making it perfect for installing CakePHP. While installation was simple, some extra work was required to get things up and running smoothly.</text:p>
      <text:h text:style-name="Heading_20_3" text:outline-level="3">Setup the composer file</text:h>
      <text:p text:style-name="Text_20_body">In order to use composer, we’ll need a <text:span text:style-name="Source_20_Text">composer.json</text:span> file. The <text:span text:style-name="Source_20_Text">composer.json</text:span> in my side project looked like:</text:p>
      <text:p text:style-name="Text_20_body"><text:a xlink:type="simple" xlink:href="http://mark-story.com/posts/view/installing-cakephp-with-composer#null" text:style-name="Internet_20_link" text:visited-style-name="Visited_20_Internet_20_Link">Show Plain Text</text:a></text:p>
      <text:list xml:id="list8639722537827763613" text:style-name="L6">
        <text:list-item>
          <text:p text:style-name="P27">{</text:p>
        </text:list-item>
        <text:list-item>
          <text:p text:style-name="P41">    <text:span text:style-name="T1">"name": "status-site",</text:span></text:p>
        </text:list-item>
        <text:list-item>
          <text:p text:style-name="P41">    <text:span text:style-name="T1">"repositories": [</text:span></text:p>
        </text:list-item>
        <text:list-item>
          <text:p text:style-name="P41">        <text:span text:style-name="T1">{</text:span></text:p>
        </text:list-item>
        <text:list-item>
          <text:p text:style-name="P41">            <text:span text:style-name="T1">"type": "pear",</text:span></text:p>
        </text:list-item>
        <text:list-item>
          <text:p text:style-name="P41">            <text:span text:style-name="T1">"url": "http://pear.cakephp.org"</text:span></text:p>
        </text:list-item>
        <text:list-item>
          <text:p text:style-name="P41">        <text:span text:style-name="T1">}</text:span></text:p>
        </text:list-item>
        <text:list-item>
          <text:p text:style-name="P41">    <text:span text:style-name="T1">],</text:span></text:p>
        </text:list-item>
        <text:list-item>
          <text:p text:style-name="P41">    <text:span text:style-name="T1">"require": {</text:span></text:p>
        </text:list-item>
        <text:list-item>
          <text:p text:style-name="P41">        <text:span text:style-name="T1">"pear-cakephp/cakephp": "2.3.3"</text:span></text:p>
        </text:list-item>
        <text:list-item>
          <text:p text:style-name="P41">    <text:span text:style-name="T1">},</text:span></text:p>
        </text:list-item>
        <text:list-item>
          <text:p text:style-name="P41">    <text:span text:style-name="T1">"config": {</text:span></text:p>
        </text:list-item>
        <text:list-item>
          <text:p text:style-name="P41">        <text:span text:style-name="T1">"vendor-dir": "Vendor/"</text:span></text:p>
        </text:list-item>
        <text:list-item>
          <text:p text:style-name="P41">    <text:span text:style-name="T1">}</text:span></text:p>
        </text:list-item>
        <text:list-item>
          <text:p text:style-name="P5">}</text:p>
        </text:list-item>
      </text:list>
      <text:p text:style-name="Text_20_body">After getting the <text:span text:style-name="Source_20_Text">composer.json</text:span> file setup, you can use <text:span text:style-name="Source_20_Text">php composer.phar install</text:span> to <text:soft-page-break/>download and install CakePHP.</text:p>
      <text:h text:style-name="Heading_20_3" text:outline-level="3">Setup CAKE_CORE_INCLUDE_PATH</text:h>
      <text:p text:style-name="Text_20_body">This constant is important for CakePHP to find itself and know where in the filesystem it lives. Thankfully the directory structure that composer uses is very consistent. In the <text:span text:style-name="Source_20_Text">app/webroot/index.php</text:span> I defined <text:span text:style-name="Source_20_Text">CAKE_CORE_INCLUDE_PATH</text:span> to be:</text:p>
      <text:p text:style-name="Text_20_body"><text:a xlink:type="simple" xlink:href="http://mark-story.com/posts/view/installing-cakephp-with-composer#null" text:style-name="Internet_20_link" text:visited-style-name="Visited_20_Internet_20_Link">Show Plain Text</text:a></text:p>
      <text:list xml:id="list1015095603069507527" text:style-name="L7">
        <text:list-item>
          <text:p text:style-name="P15"><text:a xlink:type="simple" xlink:href="http://www.php.net/define" text:style-name="Internet_20_link" text:visited-style-name="Visited_20_Internet_20_Link">define</text:a><text:span text:style-name="T1">('CAKE_CORE_INCLUDE_PATH',  ROOT . DS . APP_DIR . '/Vendor/pear-pear.cakephp.org/CakePHP');</text:span></text:p>
        </text:list-item>
      </text:list>
      <text:p text:style-name="Text_20_body">This ensures the various constants that CakePHP relies on are defined properly. The <text:span text:style-name="Source_20_Text">cake</text:span> console command can be run using <text:span text:style-name="Source_20_Text">Vendor/bin/cake</text:span> as of CakePHP 2.3.3.</text:p>
      <text:h text:style-name="Heading_20_3" text:outline-level="3">Autoloading troubles</text:h>
      <text:p text:style-name="Text_20_body">Normally when using composer you simply require the <text:span text:style-name="Source_20_Text">Vendor/autoload.php</text:span>. Composer configures its autoloader to be the <text:span text:style-name="Strong_20_Emphasis">first</text:span> autoloader in the chain. This works great until your application uses a classname that <text:span text:style-name="Strong_20_Emphasis">also</text:span> exists anywhere within CakePHP, even in the test cases. Unfortunately the CakePHP test cases include a <text:span text:style-name="Source_20_Text">User</text:span> class so the chances of you seeing a “Fatal Error: Cannot redeclare AppModel” are pretty high. To fix this I had to re-register the CakePHP autoloader so it was called before falling back to composer. In my <text:span text:style-name="Source_20_Text">Config/bootstrap.php</text:span> I added the following:</text:p>
      <text:p text:style-name="Text_20_body"><text:a xlink:type="simple" xlink:href="http://mark-story.com/posts/view/installing-cakephp-with-composer#null" text:style-name="Internet_20_link" text:visited-style-name="Visited_20_Internet_20_Link">Show Plain Text</text:a></text:p>
      <text:list xml:id="list6183611728875379171" text:style-name="L8">
        <text:list-item>
          <text:p text:style-name="P28">// Load composer autoload.</text:p>
        </text:list-item>
        <text:list-item>
          <text:p text:style-name="P28">require APP . '/Vendor/autoload.php';</text:p>
        </text:list-item>
        <text:list-item>
          <text:p text:style-name="P42"> </text:p>
        </text:list-item>
        <text:list-item>
          <text:p text:style-name="P28">// Remove and re-prepend CakePHP's autoloader as composer thinks it is the most important.</text:p>
        </text:list-item>
        <text:list-item>
          <text:p text:style-name="P28">// See https://github.com/composer/composer/commit/c80cb76b9b5082ecc3e5b53b1050f76bb27b127b</text:p>
        </text:list-item>
        <text:list-item>
          <text:p text:style-name="P42"><text:a xlink:type="simple" xlink:href="http://www.php.net/spl_autoload_unregister" text:style-name="Internet_20_link" text:visited-style-name="Visited_20_Internet_20_Link">spl_autoload_unregister</text:a><text:span text:style-name="T1">(</text:span><text:a xlink:type="simple" xlink:href="http://www.php.net/array" text:style-name="Internet_20_link" text:visited-style-name="Visited_20_Internet_20_Link">array</text:a><text:span text:style-name="T1">('App', 'load'));</text:span></text:p>
        </text:list-item>
        <text:list-item>
          <text:p text:style-name="P16"><text:a xlink:type="simple" xlink:href="http://www.php.net/spl_autoload_register" text:style-name="Internet_20_link" text:visited-style-name="Visited_20_Internet_20_Link">spl_autoload_register</text:a><text:span text:style-name="T1">(</text:span><text:a xlink:type="simple" xlink:href="http://www.php.net/array" text:style-name="Internet_20_link" text:visited-style-name="Visited_20_Internet_20_Link">array</text:a><text:span text:style-name="T1">('App', 'load'), true, true);</text:span></text:p>
        </text:list-item>
      </text:list>
      <text:p text:style-name="Text_20_body">After this change things worked perfectly. Both classes autoloaded via <text:span text:style-name="Source_20_Text">App</text:span> and vendor classes loaded by composer work. While using composer to install CakePHP requires a bit more initial extra setup. I think the benefit of having per application CakePHP libraries, and being able to leverage the rest of the composer eco-system are well worth the effort.</text:p>
      <text:p text:style-name="Standard"/>
      <text:p text:style-name="Standard"/>
      <text:h text:style-name="P56" text:outline-level="1">The improved HTTP Client in CakePHP 3.0</text:h>
      <text:p text:style-name="Text_20_body">Feb 02 2013 </text:p>
      <text:list xml:id="list7589789075133988131" text:style-name="L9">
        <text:list-item>
          <text:p text:style-name="P43"><text:bookmark text:name="tags2"/><text:a xlink:type="simple" xlink:href="http://mark-story.com/tags/view/php" text:style-name="Internet_20_link" text:visited-style-name="Visited_20_Internet_20_Link">PHP</text:a>, </text:p>
        </text:list-item>
        <text:list-item>
          <text:p text:style-name="P43"><text:a xlink:type="simple" xlink:href="http://mark-story.com/tags/view/cakephp" text:style-name="Internet_20_link" text:visited-style-name="Visited_20_Internet_20_Link">CakePHP</text:a>, </text:p>
        </text:list-item>
        <text:list-item>
          <text:p text:style-name="P17"><text:a xlink:type="simple" xlink:href="http://mark-story.com/tags/view/web-development" text:style-name="Internet_20_link" text:visited-style-name="Visited_20_Internet_20_Link">Web Development</text:a> </text:p>
        </text:list-item>
      </text:list>
      <text:p text:style-name="Text_20_body">Many of the web applications I build have to talk to other webservices. Sometimes those services are internal API servers, sometimes they are external. In both situations, I want a simple, easy to use client library. While <text:span text:style-name="Source_20_Text">HttpSocket</text:span> gets most of the way, it left me wanting a few things:</text:p>
      <text:list xml:id="list1444520785361364662" text:style-name="L10">
        <text:list-item>
          <text:p text:style-name="P44">Support for file uploads. The current <text:span text:style-name="Source_20_Text">HttpSocket</text:span> doesn’t offer it, and its necessary sometimes. </text:p>
        </text:list-item>
        <text:list-item>
          <text:p text:style-name="P44">Incomplete cookie support. <text:span text:style-name="Source_20_Text">HttpSocket</text:span> half implements cookie management but is missing a few features, like properly managing the domains. </text:p>
        </text:list-item>
        <text:list-item>
          <text:p text:style-name="P44">The way scoped client state is managed is fragile and easy to make mistakes with. </text:p>
        </text:list-item>
        <text:list-item>
          <text:p text:style-name="P18">Handrolled HTTP request generation &amp; response parsing. </text:p>
        </text:list-item>
      </text:list>
      <text:p text:style-name="Text_20_body">The last point doesn’t really bother me when using <text:span text:style-name="Source_20_Text">HttpSocket</text:span>, but drives me crazy when I have to maintain <text:span text:style-name="Source_20_Text">HttpSocket</text:span>. I started over with <text:span text:style-name="Source_20_Text">Http\Client</text:span> for CakePHP 3.0. I took some inspiration from the great <text:a xlink:type="simple" xlink:href="http://docs.python-requests.org/en/latest/" text:style-name="Internet_20_link" text:visited-style-name="Visited_20_Internet_20_Link">python-requests</text:a> around improving the response object API, and from <text:a xlink:type="simple" xlink:href="https://github.com/auraphp/Aura.Http" text:style-name="Internet_20_link" text:visited-style-name="Visited_20_Internet_20_Link">Aura.Http</text:a> with regards to implementing <text:a xlink:type="simple" xlink:href="http://php.net/stream" text:style-name="Internet_20_link" text:visited-style-name="Visited_20_Internet_20_Link">PHP’s stream API</text:a>.</text:p>
      <text:p text:style-name="Text_20_body">Using the new library should be pretty familiar to people who have used <text:span text:style-name="Source_20_Text">HttpSocket</text:span> in the past, as most of the end user interface hasn’t changed:</text:p>
      <text:p text:style-name="Text_20_body"><text:a xlink:type="simple" xlink:href="http://mark-story.com/posts/view/the-improved-http-client-in-cakephp-3-0#null" text:style-name="Internet_20_link" text:visited-style-name="Visited_20_Internet_20_Link">Show Plain Text</text:a></text:p>
      <text:list xml:id="list7042130138256020314" text:style-name="L11">
        <text:list-item>
          <text:p text:style-name="P29">&lt;?php</text:p>
        </text:list-item>
        <text:list-item>
          <text:p text:style-name="P29">use Cake\Network\Http\Client;</text:p>
        </text:list-item>
        <text:list-item>
          <text:p text:style-name="P45"> </text:p>
        </text:list-item>
        <text:list-item>
          <text:p text:style-name="P29">$http = new Client();</text:p>
        </text:list-item>
        <text:list-item>
          <text:p text:style-name="P45"> </text:p>
        </text:list-item>
        <text:list-item>
          <text:p text:style-name="P29">// Simple get</text:p>
        </text:list-item>
        <text:list-item>
          <text:p text:style-name="P29">$response = $http-&gt;get('http://example.com/test.html');</text:p>
        </text:list-item>
        <text:list-item>
          <text:p text:style-name="P45"> </text:p>
        </text:list-item>
        <text:list-item>
          <text:p text:style-name="P29">// Simple get with querystring</text:p>
        </text:list-item>
        <text:list-item>
          <text:p text:style-name="P29">$response = $http-&gt;get('http://example.com/search', ['q' =&gt; 'widget']);</text:p>
        </text:list-item>
        <text:list-item>
          <text:p text:style-name="P45"> </text:p>
        </text:list-item>
        <text:list-item>
          <text:p text:style-name="P29">// Simple get with querystring &amp; additional headers</text:p>
        </text:list-item>
        <text:list-item>
          <text:p text:style-name="P29">$response = $http-&gt;get('http://example.com/search', ['q' =&gt; 'widget'], [</text:p>
        </text:list-item>
        <text:list-item>
          <text:p text:style-name="P45">  <text:span text:style-name="T1">'headers' =&gt; ['X-Requested-With' =&gt; 'XMLHttpRequest']</text:span></text:p>
        </text:list-item>
        <text:list-item>
          <text:p text:style-name="P6">]);</text:p>
        </text:list-item>
      </text:list>
      <text:p text:style-name="Text_20_body">Doing post and put requests is equally simple::</text:p>
      <text:p text:style-name="Text_20_body"><text:soft-page-break/><text:a xlink:type="simple" xlink:href="http://mark-story.com/posts/view/the-improved-http-client-in-cakephp-3-0#null" text:style-name="Internet_20_link" text:visited-style-name="Visited_20_Internet_20_Link">Show Plain Text</text:a></text:p>
      <text:list xml:id="list3025538973698452026" text:style-name="L12">
        <text:list-item>
          <text:p text:style-name="P30">&lt;?php</text:p>
        </text:list-item>
        <text:list-item>
          <text:p text:style-name="P30">// Send a POST request with application/x-www-form-urlencoded encoded data</text:p>
        </text:list-item>
        <text:list-item>
          <text:p text:style-name="P30">$http = new Client();</text:p>
        </text:list-item>
        <text:list-item>
          <text:p text:style-name="P30">$response = $http-&gt;post('http://example.com/posts/add', [</text:p>
        </text:list-item>
        <text:list-item>
          <text:p text:style-name="P46">  <text:span text:style-name="T1">'title' =&gt; 'testing',</text:span></text:p>
        </text:list-item>
        <text:list-item>
          <text:p text:style-name="P46">  <text:span text:style-name="T1">'body' =&gt; 'content in the post'</text:span></text:p>
        </text:list-item>
        <text:list-item>
          <text:p text:style-name="P30">]);</text:p>
        </text:list-item>
        <text:list-item>
          <text:p text:style-name="P46"> </text:p>
        </text:list-item>
        <text:list-item>
          <text:p text:style-name="P30">// Send a PUT request with application/x-www-form-urlencoded encoded data</text:p>
        </text:list-item>
        <text:list-item>
          <text:p text:style-name="P30">$response = $http-&gt;put('http://example.com/posts/add', [</text:p>
        </text:list-item>
        <text:list-item>
          <text:p text:style-name="P46">  <text:span text:style-name="T1">'title' =&gt; 'testing',</text:span></text:p>
        </text:list-item>
        <text:list-item>
          <text:p text:style-name="P46">  <text:span text:style-name="T1">'body' =&gt; 'content in the post'</text:span></text:p>
        </text:list-item>
        <text:list-item>
          <text:p text:style-name="P7">]);</text:p>
        </text:list-item>
      </text:list>
      <text:h text:style-name="Heading_20_3" text:outline-level="3">Oauth support added</text:h>
      <text:p text:style-name="Text_20_body">It always bothered me that using OAuth with <text:span text:style-name="Source_20_Text">HttpSocket</text:span> was such a painful experience. While there are plugins that provide great support for OAuth1, I don’t think that subclassing should be required to use OAuth. Once you have your OAuth tokens, you can easily do requests to OAuth1 services:</text:p>
      <text:p text:style-name="Text_20_body"><text:a xlink:type="simple" xlink:href="http://mark-story.com/posts/view/the-improved-http-client-in-cakephp-3-0#null" text:style-name="Internet_20_link" text:visited-style-name="Visited_20_Internet_20_Link">Show Plain Text</text:a></text:p>
      <text:list xml:id="list7615044395551951919" text:style-name="L13">
        <text:list-item>
          <text:p text:style-name="P31">&lt;?php</text:p>
        </text:list-item>
        <text:list-item>
          <text:p text:style-name="P31">$http = new Client();</text:p>
        </text:list-item>
        <text:list-item>
          <text:p text:style-name="P31">$response = $http-&gt;get('http://example.com/profile/1', [], [</text:p>
        </text:list-item>
        <text:list-item>
          <text:p text:style-name="P47">  <text:span text:style-name="T1">'auth' =&gt; [</text:span></text:p>
        </text:list-item>
        <text:list-item>
          <text:p text:style-name="P47">    <text:span text:style-name="T1">'type' =&gt; 'oauth',</text:span></text:p>
        </text:list-item>
        <text:list-item>
          <text:p text:style-name="P47">    <text:span text:style-name="T1">'consumerKey' =&gt; 'bigkey',</text:span></text:p>
        </text:list-item>
        <text:list-item>
          <text:p text:style-name="P47">    <text:span text:style-name="T1">'consumerSecret' =&gt; 'secret',</text:span></text:p>
        </text:list-item>
        <text:list-item>
          <text:p text:style-name="P47">    <text:span text:style-name="T1">'token' =&gt; '...',</text:span></text:p>
        </text:list-item>
        <text:list-item>
          <text:p text:style-name="P47">    <text:span text:style-name="T1">'tokenSecret' =&gt; '...',</text:span></text:p>
        </text:list-item>
        <text:list-item>
          <text:p text:style-name="P47">    <text:span text:style-name="T1">'realm' =&gt; 'tickets',</text:span></text:p>
        </text:list-item>
        <text:list-item>
          <text:p text:style-name="P47">  <text:span text:style-name="T1">]</text:span></text:p>
        </text:list-item>
        <text:list-item>
          <text:p text:style-name="P8">]);</text:p>
        </text:list-item>
      </text:list>
      <text:h text:style-name="Heading_20_3" text:outline-level="3">Creating scoped clients</text:h>
      <text:p text:style-name="Text_20_body">Having to re-type the domain name, authentication and proxy settings can become tedious &amp; error prone. The old <text:span text:style-name="Source_20_Text">HttpSocket</text:span> provided some features for workig with scoped clients, but they only properly worked if you were careful. For the new implementation, I wanted to simplify the creation of scoped clients. Now if you want to create a scoped client you can do so when constructing an instance of <text:span text:style-name="Source_20_Text">Http\Client</text:span>. The options provided to the constructor are re-used for all the requests made with that client:</text:p>
      <text:p text:style-name="Text_20_body"><text:soft-page-break/><text:a xlink:type="simple" xlink:href="http://mark-story.com/posts/view/the-improved-http-client-in-cakephp-3-0#null" text:style-name="Internet_20_link" text:visited-style-name="Visited_20_Internet_20_Link">Show Plain Text</text:a></text:p>
      <text:list xml:id="list4246387929078696728" text:style-name="L14">
        <text:list-item>
          <text:p text:style-name="P32">&lt;?php</text:p>
        </text:list-item>
        <text:list-item>
          <text:p text:style-name="P32">// Create a scoped client.</text:p>
        </text:list-item>
        <text:list-item>
          <text:p text:style-name="P32">$http = new Client([</text:p>
        </text:list-item>
        <text:list-item>
          <text:p text:style-name="P48">  <text:span text:style-name="T1">'host' =&gt; 'api.example.com',</text:span></text:p>
        </text:list-item>
        <text:list-item>
          <text:p text:style-name="P48">  <text:span text:style-name="T1">'scheme' =&gt; 'https',</text:span></text:p>
        </text:list-item>
        <text:list-item>
          <text:p text:style-name="P48">  <text:span text:style-name="T1">'auth' =&gt; ['username' =&gt; 'mark', 'password' =&gt; 'testing']</text:span></text:p>
        </text:list-item>
        <text:list-item>
          <text:p text:style-name="P32">]);</text:p>
        </text:list-item>
        <text:list-item>
          <text:p text:style-name="P48"> </text:p>
        </text:list-item>
        <text:list-item>
          <text:p text:style-name="P32">// Do a request to api.example.com/test.php + basic authentication</text:p>
        </text:list-item>
        <text:list-item>
          <text:p text:style-name="P32">$response = $http-&gt;get('/test.php');</text:p>
        </text:list-item>
        <text:list-item>
          <text:p text:style-name="P48"> </text:p>
        </text:list-item>
        <text:list-item>
          <text:p text:style-name="P32">// Make a request to another domain</text:p>
        </text:list-item>
        <text:list-item>
          <text:p text:style-name="P9">$response = $http-&gt;get('http://other.com/index.html');</text:p>
        </text:list-item>
      </text:list>
      <text:h text:style-name="Heading_20_3" text:outline-level="3">Using and managing cookies</text:h>
      <text:p text:style-name="Text_20_body"><text:span text:style-name="Source_20_Text">Http\Client</text:span> can also accept cookies when making requests. In addition to accepting cookies, it will also automatically store valid cookies set in<text:line-break/>responses. Responses with cookies will be stored in the instance of <text:span text:style-name="Source_20_Text">Http\Client</text:span>. The cookies stored in a Client instance are<text:line-break/>automatically included in future requests to domain + path combinations that match:</text:p>
      <text:p text:style-name="Text_20_body"><text:a xlink:type="simple" xlink:href="http://mark-story.com/posts/view/the-improved-http-client-in-cakephp-3-0#null" text:style-name="Internet_20_link" text:visited-style-name="Visited_20_Internet_20_Link">Show Plain Text</text:a></text:p>
      <text:list xml:id="list8787802869421603093" text:style-name="L15">
        <text:list-item>
          <text:p text:style-name="P33">&lt;?php</text:p>
        </text:list-item>
        <text:list-item>
          <text:p text:style-name="P33">$http = new Client([</text:p>
        </text:list-item>
        <text:list-item>
          <text:p text:style-name="P49">    <text:span text:style-name="T1">'host' =&gt; 'cakephp.org'</text:span></text:p>
        </text:list-item>
        <text:list-item>
          <text:p text:style-name="P33">]);</text:p>
        </text:list-item>
        <text:list-item>
          <text:p text:style-name="P49"> </text:p>
        </text:list-item>
        <text:list-item>
          <text:p text:style-name="P33">// Do a request that sets some cookies</text:p>
        </text:list-item>
        <text:list-item>
          <text:p text:style-name="P33">$response = $http-&gt;get('/');</text:p>
        </text:list-item>
        <text:list-item>
          <text:p text:style-name="P49"> </text:p>
        </text:list-item>
        <text:list-item>
          <text:p text:style-name="P33">// Cookies from the first request will be included</text:p>
        </text:list-item>
        <text:list-item>
          <text:p text:style-name="P33">// by default.</text:p>
        </text:list-item>
        <text:list-item>
          <text:p text:style-name="P10">$response2 = $http-&gt;get('/changelogs');</text:p>
        </text:list-item>
      </text:list>
      <text:p text:style-name="Text_20_body">Overall I’m pretty happy with how the new HTTP client turned out and hope you find it useful/easier to use once CakePHP 3.0 is released. I think it offers the same simple API it did in the past, but with helpful improvements and a greatly simplified &amp; streamlined implementation.</text:p>
      <text:p text:style-name="Standard"/>
      <text:h text:style-name="P56" text:outline-level="1">New errors in PHP 5.4</text:h>
      <text:p text:style-name="Text_20_body">Dec 27 2011 </text:p>
      <text:list xml:id="list1806201823689855263" text:style-name="L16">
        <text:list-item>
          <text:p text:style-name="P50"><text:bookmark text:name="tags3"/><text:a xlink:type="simple" xlink:href="http://mark-story.com/tags/view/php" text:style-name="Internet_20_link" text:visited-style-name="Visited_20_Internet_20_Link">PHP</text:a>, </text:p>
        </text:list-item>
        <text:list-item>
          <text:p text:style-name="P50"><text:a xlink:type="simple" xlink:href="http://mark-story.com/tags/view/web-development" text:style-name="Internet_20_link" text:visited-style-name="Visited_20_Internet_20_Link">Web Development</text:a>, </text:p>
        </text:list-item>
        <text:list-item>
          <text:p text:style-name="P19"><text:a xlink:type="simple" xlink:href="http://mark-story.com/tags/view/open-source" text:style-name="Internet_20_link" text:visited-style-name="Visited_20_Internet_20_Link">Open Source</text:a> </text:p>
        </text:list-item>
      </text:list>
      <text:p text:style-name="Text_20_body">I’ve been running the PHP5.4 RC builds for the last few months, and there are some interesting changes in the upcoming PHP release. On top of all the great new features coming in PHP5.4. After updating to PHP5.4-RC4, a few things that used to not trigger errors and silently do the wrong thing, now trigger notices or warnings.</text:p>
      <text:p text:style-name="Text_20_body"><text:a xlink:type="simple" xlink:href="http://mark-story.com/posts/view/new-errors-in-php-5-4#null" text:style-name="Internet_20_link" text:visited-style-name="Visited_20_Internet_20_Link">Show Plain Text</text:a></text:p>
      <text:list xml:id="list1439070698776759435" text:style-name="L17">
        <text:list-item>
          <text:p text:style-name="P34">&lt;?php</text:p>
        </text:list-item>
        <text:list-item>
          <text:p text:style-name="P51"><text:a xlink:type="simple" xlink:href="http://www.php.net/error_reporting" text:style-name="Internet_20_link" text:visited-style-name="Visited_20_Internet_20_Link">error_reporting</text:a><text:span text:style-name="T1">(E_ALL);</text:span></text:p>
        </text:list-item>
        <text:list-item>
          <text:p text:style-name="P51"> </text:p>
        </text:list-item>
        <text:list-item>
          <text:p text:style-name="P34">// Warning: Illegal string offset 'foo'</text:p>
        </text:list-item>
        <text:list-item>
          <text:p text:style-name="P34">$str = 'something';</text:p>
        </text:list-item>
        <text:list-item>
          <text:p text:style-name="P34">$str['foo'] = 'bar';</text:p>
        </text:list-item>
        <text:list-item>
          <text:p text:style-name="P51"> </text:p>
        </text:list-item>
        <text:list-item>
          <text:p text:style-name="P34">// Notice: String offset cast occured</text:p>
        </text:list-item>
        <text:list-item>
          <text:p text:style-name="P51"><text:span text:style-name="T1">$i = </text:span><text:a xlink:type="simple" xlink:href="http://www.php.net/floor" text:style-name="Internet_20_link" text:visited-style-name="Visited_20_Internet_20_Link">floor</text:a><text:span text:style-name="T1">((6 * 4) / 6);</text:span></text:p>
        </text:list-item>
        <text:list-item>
          <text:p text:style-name="P34">$str = 'abc123';</text:p>
        </text:list-item>
        <text:list-item>
          <text:p text:style-name="P20"><text:a xlink:type="simple" xlink:href="http://www.php.net/var_dump" text:style-name="Internet_20_link" text:visited-style-name="Visited_20_Internet_20_Link">var_dump</text:a><text:span text:style-name="T1">($str[$i]);</text:span></text:p>
        </text:list-item>
      </text:list>
      <text:p text:style-name="Text_20_body">The sample script above shows the two most recent errors I ran into. I found both tthese errors running the CakePHP testsuite. Interestingly enough the same tests didn’t trigger errors in PHP 5.3 or previous releases of PHP 5.4. Its nice to see things that used to do the ‘wrong thing’ now signalling that behavior. Also good things to keep in mind when upgrading to PHP 5.4.</text:p>
      <text:p text:style-name="Standard"/>
      <text:p text:style-name="Standard"/>
      <text:h text:style-name="Heading_20_1" text:outline-level="1">Using bcrypt for passwords in CakePHP </text:h>
      <text:p text:style-name="Text_20_body">Sep 25 2011 </text:p>
      <text:list xml:id="list1396553374581812974" text:style-name="L18">
        <text:list-item>
          <text:p text:style-name="P52"><text:bookmark text:name="tags4"/><text:a xlink:type="simple" xlink:href="http://mark-story.com/tags/view/php" text:style-name="Internet_20_link" text:visited-style-name="Visited_20_Internet_20_Link">PHP</text:a>, </text:p>
        </text:list-item>
        <text:list-item>
          <text:p text:style-name="P52"><text:a xlink:type="simple" xlink:href="http://mark-story.com/tags/view/cakephp" text:style-name="Internet_20_link" text:visited-style-name="Visited_20_Internet_20_Link">CakePHP</text:a>, </text:p>
        </text:list-item>
        <text:list-item>
          <text:p text:style-name="P52"><text:a xlink:type="simple" xlink:href="http://mark-story.com/tags/view/web-development" text:style-name="Internet_20_link" text:visited-style-name="Visited_20_Internet_20_Link">Web Development</text:a>, </text:p>
        </text:list-item>
        <text:list-item>
          <text:p text:style-name="P21"><text:a xlink:type="simple" xlink:href="http://mark-story.com/tags/view/auth" text:style-name="Internet_20_link" text:visited-style-name="Visited_20_Internet_20_Link">Auth</text:a> </text:p>
        </text:list-item>
      </text:list>
      <text:p text:style-name="Text_20_body">CakePHP uses salted <text:span text:style-name="Source_20_Text">sha1</text:span> hashes for passwords by default, and has for a while. There has been some talk on the mailing list lately of switching the default hashing to something more secure, such as bcrypt. I think this is a great idea, and will find its way into CakePHP in a future release. <text:soft-page-break/>Providing a reasonanle upgrade experience is the biggest problem to solve, if the default hashing strategy was to change. One option is to silently upgrading passwords. I’m not a fan of this approach as it has more room to go wrong, and possibly corrupt data. Another option, allowing developers to stick with <text:span text:style-name="Source_20_Text">sha1</text:span> if they have passwords hashed with it is a safer and probably better overall option.</text:p>
      <text:p text:style-name="Text_20_body">While bcrypt is not part of CakePHP just yet, I wanted to see how difficult it would be to start using bcrypt today. Turns out it was pretty simple. Getting bcrypt working only required a subclass of <text:span text:style-name="Source_20_Text">FormAuthenticate</text:span> and a two line change to the User class. The subclass implements the modified password hashing, and looks like:</text:p>
      <text:p text:style-name="Text_20_body"><text:a xlink:type="simple" xlink:href="http://mark-story.com/posts/view/using-bcrypt-for-passwords-in-cakephp#null" text:style-name="Internet_20_link" text:visited-style-name="Visited_20_Internet_20_Link">Show Plain Text</text:a></text:p>
      <text:list xml:id="list1526992230704062793" text:style-name="L19">
        <text:list-item>
          <text:p text:style-name="P35">&lt;?php</text:p>
        </text:list-item>
        <text:list-item>
          <text:p text:style-name="P35">App::uses('FormAuthenticate', 'Controller/Component/Auth');</text:p>
        </text:list-item>
        <text:list-item>
          <text:p text:style-name="P53"> </text:p>
        </text:list-item>
        <text:list-item>
          <text:p text:style-name="P35">class BcryptFormAuthenticate extends FormAuthenticate {</text:p>
        </text:list-item>
        <text:list-item>
          <text:p text:style-name="P53"> </text:p>
        </text:list-item>
        <text:list-item>
          <text:p text:style-name="P35">/**</text:p>
        </text:list-item>
        <text:list-item>
          <text:p text:style-name="P53"> <text:span text:style-name="T1">* The cost factor for the hashing.</text:span></text:p>
        </text:list-item>
        <text:list-item>
          <text:p text:style-name="P53"> <text:span text:style-name="T1">*</text:span></text:p>
        </text:list-item>
        <text:list-item>
          <text:p text:style-name="P53"> <text:span text:style-name="T1">* @var integer</text:span></text:p>
        </text:list-item>
        <text:list-item>
          <text:p text:style-name="P53"> <text:span text:style-name="T1">*/</text:span></text:p>
        </text:list-item>
        <text:list-item>
          <text:p text:style-name="P53">    <text:span text:style-name="T1">public static $cost = 10;</text:span></text:p>
        </text:list-item>
        <text:list-item>
          <text:p text:style-name="P53"> </text:p>
        </text:list-item>
        <text:list-item>
          <text:p text:style-name="P35">/**</text:p>
        </text:list-item>
        <text:list-item>
          <text:p text:style-name="P53"> <text:span text:style-name="T1">* Password method used for logging in.</text:span></text:p>
        </text:list-item>
        <text:list-item>
          <text:p text:style-name="P53"> <text:span text:style-name="T1">*</text:span></text:p>
        </text:list-item>
        <text:list-item>
          <text:p text:style-name="P53"> <text:span text:style-name="T1">* @param string $password Password.</text:span></text:p>
        </text:list-item>
        <text:list-item>
          <text:p text:style-name="P53"> <text:span text:style-name="T1">* @return string Hashed password.</text:span></text:p>
        </text:list-item>
        <text:list-item>
          <text:p text:style-name="P53"> <text:span text:style-name="T1">*/</text:span></text:p>
        </text:list-item>
        <text:list-item>
          <text:p text:style-name="P53">    <text:span text:style-name="T1">protected function _password($password) {</text:span></text:p>
        </text:list-item>
        <text:list-item>
          <text:p text:style-name="P53">        <text:span text:style-name="T1">return self::</text:span><text:a xlink:type="simple" xlink:href="http://www.php.net/hash" text:style-name="Internet_20_link" text:visited-style-name="Visited_20_Internet_20_Link">hash</text:a><text:span text:style-name="T1">($password);</text:span></text:p>
        </text:list-item>
        <text:list-item>
          <text:p text:style-name="P53">    <text:span text:style-name="T1">}</text:span></text:p>
        </text:list-item>
        <text:list-item>
          <text:p text:style-name="P53"> </text:p>
        </text:list-item>
        <text:list-item>
          <text:p text:style-name="P35">/**</text:p>
        </text:list-item>
        <text:list-item>
          <text:p text:style-name="P53"> <text:span text:style-name="T1">* Create a blowfish / bcrypt hash.</text:span></text:p>
        </text:list-item>
        <text:list-item>
          <text:p text:style-name="P53"> <text:span text:style-name="T1">* Individual salts could/should used for increased security.</text:span></text:p>
        </text:list-item>
        <text:list-item>
          <text:p text:style-name="P53"> <text:span text:style-name="T1">*</text:span></text:p>
        </text:list-item>
        <text:list-item>
          <text:p text:style-name="P53"> <text:span text:style-name="T1">* @param string $password Password.</text:span></text:p>
        </text:list-item>
        <text:list-item>
          <text:p text:style-name="P53"> <text:span text:style-name="T1">* @return string Hashed password.</text:span></text:p>
        </text:list-item>
        <text:list-item>
          <text:p text:style-name="P53"> <text:span text:style-name="T1">*/</text:span></text:p>
        </text:list-item>
        <text:list-item>
          <text:p text:style-name="P53">    <text:span text:style-name="T1">public static function </text:span><text:a xlink:type="simple" xlink:href="http://www.php.net/hash" text:style-name="Internet_20_link" text:visited-style-name="Visited_20_Internet_20_Link">hash</text:a><text:span text:style-name="T1">($password) {</text:span></text:p>
        </text:list-item>
        <text:list-item>
          <text:p text:style-name="P53">        <text:span text:style-name="T1">$salt = </text:span><text:a xlink:type="simple" xlink:href="http://www.php.net/substr" text:style-name="Internet_20_link" text:visited-style-name="Visited_20_Internet_20_Link">substr</text:a><text:span text:style-name="T1">(Configure::read('Security.salt'), 0, 22);</text:span></text:p>
        </text:list-item>
        <text:list-item>
          <text:p text:style-name="P53">        <text:span text:style-name="T1">return </text:span><text:a xlink:type="simple" xlink:href="http://www.php.net/crypt" text:style-name="Internet_20_link" text:visited-style-name="Visited_20_Internet_20_Link">crypt</text:a><text:span text:style-name="T1">($password, '$2a$' . self::$cost . '$' . $salt);</text:span></text:p>
        </text:list-item>
        <text:list-item>
          <text:p text:style-name="P53"><text:soft-page-break/>    <text:span text:style-name="T1">}</text:span></text:p>
        </text:list-item>
        <text:list-item>
          <text:p text:style-name="P11">}</text:p>
        </text:list-item>
      </text:list>
      <text:p text:style-name="Text_20_body">Because bcrypt needs a 22 alphanumeric salt, I decided to trim the application’s salt value. After creating the bcrypt authenticate class, I had to update my controller components array:</text:p>
      <text:p text:style-name="Text_20_body"><text:a xlink:type="simple" xlink:href="http://mark-story.com/posts/view/using-bcrypt-for-passwords-in-cakephp#null" text:style-name="Internet_20_link" text:visited-style-name="Visited_20_Internet_20_Link">Show Plain Text</text:a></text:p>
      <text:list xml:id="list7163649848467107522" text:style-name="L20">
        <text:list-item>
          <text:p text:style-name="P36">&lt;?php</text:p>
        </text:list-item>
        <text:list-item>
          <text:p text:style-name="P54"><text:span text:style-name="T1">public $components = </text:span><text:a xlink:type="simple" xlink:href="http://www.php.net/array" text:style-name="Internet_20_link" text:visited-style-name="Visited_20_Internet_20_Link">array</text:a><text:span text:style-name="T1">(</text:span></text:p>
        </text:list-item>
        <text:list-item>
          <text:p text:style-name="P54">    <text:span text:style-name="T1">'Auth' =&gt; </text:span><text:a xlink:type="simple" xlink:href="http://www.php.net/array" text:style-name="Internet_20_link" text:visited-style-name="Visited_20_Internet_20_Link">array</text:a><text:span text:style-name="T1">(</text:span></text:p>
        </text:list-item>
        <text:list-item>
          <text:p text:style-name="P54">        <text:span text:style-name="T1">'authenticate' =&gt; 'BcryptForm',</text:span></text:p>
        </text:list-item>
        <text:list-item>
          <text:p text:style-name="P54">        <text:span text:style-name="T1">// other keys.</text:span></text:p>
        </text:list-item>
        <text:list-item>
          <text:p text:style-name="P54">    <text:span text:style-name="T1">)</text:span></text:p>
        </text:list-item>
        <text:list-item>
          <text:p text:style-name="P12">);</text:p>
        </text:list-item>
      </text:list>
      <text:p text:style-name="Text_20_body">I also had to update my User model’s <text:span text:style-name="Source_20_Text">beforeSave</text:span> callback:</text:p>
      <text:p text:style-name="Text_20_body"><text:a xlink:type="simple" xlink:href="http://mark-story.com/posts/view/using-bcrypt-for-passwords-in-cakephp#null" text:style-name="Internet_20_link" text:visited-style-name="Visited_20_Internet_20_Link">Show Plain Text</text:a></text:p>
      <text:list xml:id="list2421493895868815770" text:style-name="L21">
        <text:list-item>
          <text:p text:style-name="P37">&lt;?php</text:p>
        </text:list-item>
        <text:list-item>
          <text:p text:style-name="P37">App::uses('BcryptFormAuthenticate', 'Controller/Component/Auth');</text:p>
        </text:list-item>
        <text:list-item>
          <text:p text:style-name="P55"> </text:p>
        </text:list-item>
        <text:list-item>
          <text:p text:style-name="P37">class User extends AppModel {</text:p>
        </text:list-item>
        <text:list-item>
          <text:p text:style-name="P55">    <text:span text:style-name="T1">function beforeSave() {</text:span></text:p>
        </text:list-item>
        <text:list-item>
          <text:p text:style-name="P55">        <text:span text:style-name="T1">if (</text:span><text:a xlink:type="simple" xlink:href="http://www.php.net/isset" text:style-name="Internet_20_link" text:visited-style-name="Visited_20_Internet_20_Link">isset</text:a><text:span text:style-name="T1">($this-&gt;data['User']['password'])) {</text:span></text:p>
        </text:list-item>
        <text:list-item>
          <text:p text:style-name="P55">            <text:span text:style-name="T1">$this-&gt;data['User']['password'] = BcryptFormAuthenticate::</text:span><text:a xlink:type="simple" xlink:href="http://www.php.net/hash" text:style-name="Internet_20_link" text:visited-style-name="Visited_20_Internet_20_Link">hash</text:a><text:span text:style-name="T1">($this-&gt;data['User']['password']);</text:span></text:p>
        </text:list-item>
        <text:list-item>
          <text:p text:style-name="P55">        <text:span text:style-name="T1">}</text:span></text:p>
        </text:list-item>
        <text:list-item>
          <text:p text:style-name="P55">        <text:span text:style-name="T1">return true;</text:span></text:p>
        </text:list-item>
        <text:list-item>
          <text:p text:style-name="P55">    <text:span text:style-name="T1">}</text:span></text:p>
        </text:list-item>
        <text:list-item>
          <text:p text:style-name="P55"> </text:p>
        </text:list-item>
        <text:list-item>
          <text:p text:style-name="P13">}</text:p>
        </text:list-item>
      </text:list>
      <text:p text:style-name="Text_20_body">That was all of the changes I needed to make. Keep in mind that this requires the most current 2.0. There was a recent change to add the <text:span text:style-name="Source_20_Text">_password</text:span> method that makes this extension so straight-forward. While I think having bcrypt in CakePHP itself is important and should happen, there is nothing preventing you from using it today if your application needs stronger hashes than what sha1 can provide.</text:p>
      <text:p text:style-name="Text_20_body"><text:span text:style-name="Strong_20_Emphasis">Edit</text:span> I removed the <text:span text:style-name="Source_20_Text">md5()</text:span> salt as jdbartlett pointed out this is not a good approac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yssinica SIL" svg:font-family="'Abyssinica SI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byssinica SIL" fo:font-family="'Abyssinica SIL'"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byssinica SIL" fo:font-family="'Abyssinica SIL'"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byssinica SIL" fo:font-family="'Abyssinica SIL'"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32:20.702021935</meta:creation-date>
    <dc:date>2016-05-31T08:33:37.248693712</dc:date>
    <meta:editing-duration>PT1M15S</meta:editing-duration>
    <meta:editing-cycles>3</meta:editing-cycles>
    <meta:generator>LibreOffice/5.0.5.2$Linux_X86_64 LibreOffice_project/00m0$Build-2</meta:generator>
    <meta:document-statistic meta:table-count="0" meta:image-count="0" meta:object-count="0" meta:page-count="10" meta:paragraph-count="281" meta:word-count="2457" meta:character-count="15251" meta:non-whitespace-character-count="12758"/>
  </office:meta>
</office:document-meta>
</file>